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25.95pt" svg:y="5.39pt">
            <loext:p draw:notify-on-update-of-ranges="Sheet1.A1:Sheet1.A1 Sheet1.A2:Sheet1.A101 Sheet1.B1:Sheet1.B1 Sheet1.B2:Sheet1.B101 Sheet1.C1:Sheet1.C1 Sheet1.C2:Sheet1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get Gini</text:p>
          </table:table-cell>
          <table:table-cell office:value-type="string" calcext:value-type="string">
            <text:p>Mix Gini</text:p>
          </table:table-cell>
          <table:table-cell office:value-type="string" calcext:value-type="string">
            <text:p>0% Tax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475803534048743" calcext:value-type="float">
            <text:p>0.47580353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67923499930568" calcext:value-type="float">
            <text:p>0.4679234999</text:p>
          </table:table-cell>
          <table:table-cell office:value-type="float" office:value="0.480748121485627" calcext:value-type="float">
            <text:p>0.480748121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 office:value-type="float" office:value="0.482300904381706" calcext:value-type="float">
            <text:p>0.482300904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467397136787373" calcext:value-type="float">
            <text:p>0.4673971368</text:p>
          </table:table-cell>
          <table:table-cell office:value-type="float" office:value="0.480283007389328" calcext:value-type="float">
            <text:p>0.480283007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58664843727983" calcext:value-type="float">
            <text:p>0.4586648437</text:p>
          </table:table-cell>
          <table:table-cell office:value-type="float" office:value="0.477119997227432" calcext:value-type="float">
            <text:p>0.477119997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460715839233668" calcext:value-type="float">
            <text:p>0.4607158392</text:p>
          </table:table-cell>
          <table:table-cell office:value-type="float" office:value="0.478509336026579" calcext:value-type="float">
            <text:p>0.47850933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458640299158872" calcext:value-type="float">
            <text:p>0.4586402992</text:p>
          </table:table-cell>
          <table:table-cell office:value-type="float" office:value="0.481709598719485" calcext:value-type="float">
            <text:p>0.481709598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450762926570208" calcext:value-type="float">
            <text:p>0.4507629266</text:p>
          </table:table-cell>
          <table:table-cell office:value-type="float" office:value="0.481709777830647" calcext:value-type="float">
            <text:p>0.481709777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47873246649113" calcext:value-type="float">
            <text:p>0.4478732466</text:p>
          </table:table-cell>
          <table:table-cell office:value-type="float" office:value="0.47583557749436" calcext:value-type="float">
            <text:p>0.475835577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442240954996592" calcext:value-type="float">
            <text:p>0.442240955</text:p>
          </table:table-cell>
          <table:table-cell office:value-type="float" office:value="0.483932715216923" calcext:value-type="float">
            <text:p>0.483932715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38586757455552" calcext:value-type="float">
            <text:p>0.4385867575</text:p>
          </table:table-cell>
          <table:table-cell office:value-type="float" office:value="0.479968672866659" calcext:value-type="float">
            <text:p>0.4799686729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435018079140125" calcext:value-type="float">
            <text:p>0.4350180791</text:p>
          </table:table-cell>
          <table:table-cell office:value-type="float" office:value="0.484523955753444" calcext:value-type="float">
            <text:p>0.484523955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430161275425655" calcext:value-type="float">
            <text:p>0.4301612754</text:p>
          </table:table-cell>
          <table:table-cell office:value-type="float" office:value="0.482331752001406" calcext:value-type="float">
            <text:p>0.482331752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424456927416988" calcext:value-type="float">
            <text:p>0.4244569274</text:p>
          </table:table-cell>
          <table:table-cell office:value-type="float" office:value="0.473554303657707" calcext:value-type="float">
            <text:p>0.473554303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420522211239679" calcext:value-type="float">
            <text:p>0.4205222112</text:p>
          </table:table-cell>
          <table:table-cell office:value-type="float" office:value="0.482659041694457" calcext:value-type="float">
            <text:p>0.482659041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417043736221548" calcext:value-type="float">
            <text:p>0.4170437362</text:p>
          </table:table-cell>
          <table:table-cell office:value-type="float" office:value="0.478135164034035" calcext:value-type="float">
            <text:p>0.47813516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13062793240142" calcext:value-type="float">
            <text:p>0.4130627932</text:p>
          </table:table-cell>
          <table:table-cell office:value-type="float" office:value="0.478473723015802" calcext:value-type="float">
            <text:p>0.47847372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40974485190187" calcext:value-type="float">
            <text:p>0.4097448519</text:p>
          </table:table-cell>
          <table:table-cell office:value-type="float" office:value="0.482853681546925" calcext:value-type="float">
            <text:p>0.482853681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403003602079224" calcext:value-type="float">
            <text:p>0.4030036021</text:p>
          </table:table-cell>
          <table:table-cell office:value-type="float" office:value="0.475876105385866" calcext:value-type="float">
            <text:p>0.475876105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99543177688901" calcext:value-type="float">
            <text:p>0.3995431777</text:p>
          </table:table-cell>
          <table:table-cell office:value-type="float" office:value="0.484759543727978" calcext:value-type="float">
            <text:p>0.484759543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4390566792081" calcext:value-type="float">
            <text:p>0.3943905668</text:p>
          </table:table-cell>
          <table:table-cell office:value-type="float" office:value="0.48195563961636" calcext:value-type="float">
            <text:p>0.481955639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388983110645894" calcext:value-type="float">
            <text:p>0.3889831106</text:p>
          </table:table-cell>
          <table:table-cell office:value-type="float" office:value="0.476999723979435" calcext:value-type="float">
            <text:p>0.47699972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84837948240573" calcext:value-type="float">
            <text:p>0.3848379482</text:p>
          </table:table-cell>
          <table:table-cell office:value-type="float" office:value="0.477730730874888" calcext:value-type="float">
            <text:p>0.477730730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80998895964343" calcext:value-type="float">
            <text:p>0.380998896</text:p>
          </table:table-cell>
          <table:table-cell office:value-type="float" office:value="0.481853499008082" calcext:value-type="float">
            <text:p>0.48185349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75456708919502" calcext:value-type="float">
            <text:p>0.3754567089</text:p>
          </table:table-cell>
          <table:table-cell office:value-type="float" office:value="0.476365972620753" calcext:value-type="float">
            <text:p>0.476365972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70743297544197" calcext:value-type="float">
            <text:p>0.3707432975</text:p>
          </table:table-cell>
          <table:table-cell office:value-type="float" office:value="0.479422070496431" calcext:value-type="float">
            <text:p>0.47942207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66328845412067" calcext:value-type="float">
            <text:p>0.3663288454</text:p>
          </table:table-cell>
          <table:table-cell office:value-type="float" office:value="0.480491913493884" calcext:value-type="float">
            <text:p>0.4804919135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61421241189962" calcext:value-type="float">
            <text:p>0.3614212412</text:p>
          </table:table-cell>
          <table:table-cell office:value-type="float" office:value="0.472764864054848" calcext:value-type="float">
            <text:p>0.472764864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57040559447753" calcext:value-type="float">
            <text:p>0.3570405594</text:p>
          </table:table-cell>
          <table:table-cell office:value-type="float" office:value="0.480227132233486" calcext:value-type="float">
            <text:p>0.4802271322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353127504440633" calcext:value-type="float">
            <text:p>0.3531275044</text:p>
          </table:table-cell>
          <table:table-cell office:value-type="float" office:value="0.483944168096692" calcext:value-type="float">
            <text:p>0.48394416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47444486006686" calcext:value-type="float">
            <text:p>0.347444486</text:p>
          </table:table-cell>
          <table:table-cell office:value-type="float" office:value="0.479384434626092" calcext:value-type="float">
            <text:p>0.4793844346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342161214250193" calcext:value-type="float">
            <text:p>0.3421612143</text:p>
          </table:table-cell>
          <table:table-cell office:value-type="float" office:value="0.472991869358975" calcext:value-type="float">
            <text:p>0.472991869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338380367281569" calcext:value-type="float">
            <text:p>0.3383803673</text:p>
          </table:table-cell>
          <table:table-cell office:value-type="float" office:value="0.473916147698826" calcext:value-type="float">
            <text:p>0.4739161477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333423216091467" calcext:value-type="float">
            <text:p>0.3334232161</text:p>
          </table:table-cell>
          <table:table-cell office:value-type="float" office:value="0.482082556661865" calcext:value-type="float">
            <text:p>0.482082556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28346245105372" calcext:value-type="float">
            <text:p>0.3283462451</text:p>
          </table:table-cell>
          <table:table-cell office:value-type="float" office:value="0.479204251315451" calcext:value-type="float">
            <text:p>0.479204251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23367414504743" calcext:value-type="float">
            <text:p>0.3233674145</text:p>
          </table:table-cell>
          <table:table-cell office:value-type="float" office:value="0.480913153326232" calcext:value-type="float">
            <text:p>0.4809131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318625283517991" calcext:value-type="float">
            <text:p>0.3186252835</text:p>
          </table:table-cell>
          <table:table-cell office:value-type="float" office:value="0.482078940636018" calcext:value-type="float">
            <text:p>0.482078940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13859772263642" calcext:value-type="float">
            <text:p>0.3138597723</text:p>
          </table:table-cell>
          <table:table-cell office:value-type="float" office:value="0.479645613041215" calcext:value-type="float">
            <text:p>0.47964561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30818440113453" calcext:value-type="float">
            <text:p>0.3081844011</text:p>
          </table:table-cell>
          <table:table-cell office:value-type="float" office:value="0.476624935304405" calcext:value-type="float">
            <text:p>0.4766249353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30340159762731" calcext:value-type="float">
            <text:p>0.3034015976</text:p>
          </table:table-cell>
          <table:table-cell office:value-type="float" office:value="0.48294565037313" calcext:value-type="float">
            <text:p>0.48294565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9148097039303" calcext:value-type="float">
            <text:p>0.299148097</text:p>
          </table:table-cell>
          <table:table-cell office:value-type="float" office:value="0.479583650804861" calcext:value-type="float">
            <text:p>0.47958365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94069759133365" calcext:value-type="float">
            <text:p>0.2940697591</text:p>
          </table:table-cell>
          <table:table-cell office:value-type="float" office:value="0.479364158694122" calcext:value-type="float">
            <text:p>0.479364158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89155508983782" calcext:value-type="float">
            <text:p>0.289155509</text:p>
          </table:table-cell>
          <table:table-cell office:value-type="float" office:value="0.478732858608962" calcext:value-type="float">
            <text:p>0.4787328586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284125334730143" calcext:value-type="float">
            <text:p>0.2841253347</text:p>
          </table:table-cell>
          <table:table-cell office:value-type="float" office:value="0.47718951306518" calcext:value-type="float">
            <text:p>0.477189513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9373140560875" calcext:value-type="float">
            <text:p>0.2793731406</text:p>
          </table:table-cell>
          <table:table-cell office:value-type="float" office:value="0.481460918191661" calcext:value-type="float">
            <text:p>0.481460918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74353412494381" calcext:value-type="float">
            <text:p>0.2743534125</text:p>
          </table:table-cell>
          <table:table-cell office:value-type="float" office:value="0.477502464833226" calcext:value-type="float">
            <text:p>0.477502464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69128548103048" calcext:value-type="float">
            <text:p>0.2691285481</text:p>
          </table:table-cell>
          <table:table-cell office:value-type="float" office:value="0.478182230887733" calcext:value-type="float">
            <text:p>0.478182230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264598873296368" calcext:value-type="float">
            <text:p>0.2645988733</text:p>
          </table:table-cell>
          <table:table-cell office:value-type="float" office:value="0.482042368863175" calcext:value-type="float">
            <text:p>0.482042368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59403216049083" calcext:value-type="float">
            <text:p>0.259403216</text:p>
          </table:table-cell>
          <table:table-cell office:value-type="float" office:value="0.484345456204618" calcext:value-type="float">
            <text:p>0.484345456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254595385172625" calcext:value-type="float">
            <text:p>0.2545953852</text:p>
          </table:table-cell>
          <table:table-cell office:value-type="float" office:value="0.475000451974453" calcext:value-type="float">
            <text:p>0.4750004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9657563946762" calcext:value-type="float">
            <text:p>0.2496575639</text:p>
          </table:table-cell>
          <table:table-cell office:value-type="float" office:value="0.479637488219241" calcext:value-type="float">
            <text:p>0.4796374882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244814233536555" calcext:value-type="float">
            <text:p>0.2448142335</text:p>
          </table:table-cell>
          <table:table-cell office:value-type="float" office:value="0.480648974248263" calcext:value-type="float">
            <text:p>0.480648974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39648792477585" calcext:value-type="float">
            <text:p>0.2396487925</text:p>
          </table:table-cell>
          <table:table-cell office:value-type="float" office:value="0.48248735929029" calcext:value-type="float">
            <text:p>0.4824873593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234645052935994" calcext:value-type="float">
            <text:p>0.2346450529</text:p>
          </table:table-cell>
          <table:table-cell office:value-type="float" office:value="0.47872112570585" calcext:value-type="float">
            <text:p>0.478721125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29633788068372" calcext:value-type="float">
            <text:p>0.2296337881</text:p>
          </table:table-cell>
          <table:table-cell office:value-type="float" office:value="0.481952557303754" calcext:value-type="float">
            <text:p>0.481952557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24860082593411" calcext:value-type="float">
            <text:p>0.2248600826</text:p>
          </table:table-cell>
          <table:table-cell office:value-type="float" office:value="0.478441155641648" calcext:value-type="float">
            <text:p>0.478441155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19886054355976" calcext:value-type="float">
            <text:p>0.2198860544</text:p>
          </table:table-cell>
          <table:table-cell office:value-type="float" office:value="0.482902724733227" calcext:value-type="float">
            <text:p>0.4829027247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214935040125811" calcext:value-type="float">
            <text:p>0.2149350401</text:p>
          </table:table-cell>
          <table:table-cell office:value-type="float" office:value="0.479813919370022" calcext:value-type="float">
            <text:p>0.479813919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09835424458271" calcext:value-type="float">
            <text:p>0.2098354245</text:p>
          </table:table-cell>
          <table:table-cell office:value-type="float" office:value="0.479533998635904" calcext:value-type="float">
            <text:p>0.4795339986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20495227169591" calcext:value-type="float">
            <text:p>0.2049522717</text:p>
          </table:table-cell>
          <table:table-cell office:value-type="float" office:value="0.484088229240551" calcext:value-type="float">
            <text:p>0.484088229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9984994395894" calcext:value-type="float">
            <text:p>0.1999849944</text:p>
          </table:table-cell>
          <table:table-cell office:value-type="float" office:value="0.48057810762388" calcext:value-type="float">
            <text:p>0.4805781076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194938932626199" calcext:value-type="float">
            <text:p>0.1949389326</text:p>
          </table:table-cell>
          <table:table-cell office:value-type="float" office:value="0.483786561442679" calcext:value-type="float">
            <text:p>0.483786561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89992796461756" calcext:value-type="float">
            <text:p>0.1899927965</text:p>
          </table:table-cell>
          <table:table-cell office:value-type="float" office:value="0.480368821154175" calcext:value-type="float">
            <text:p>0.4803688212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185002211051523" calcext:value-type="float">
            <text:p>0.1850022111</text:p>
          </table:table-cell>
          <table:table-cell office:value-type="float" office:value="0.479653327197667" calcext:value-type="float">
            <text:p>0.479653327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79987656697006" calcext:value-type="float">
            <text:p>0.1799876567</text:p>
          </table:table-cell>
          <table:table-cell office:value-type="float" office:value="0.477081876320469" calcext:value-type="float">
            <text:p>0.4770818763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74985038875677" calcext:value-type="float">
            <text:p>0.1749850389</text:p>
          </table:table-cell>
          <table:table-cell office:value-type="float" office:value="0.479447879970549" calcext:value-type="float">
            <text:p>0.4794478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69993092817517" calcext:value-type="float">
            <text:p>0.1699930928</text:p>
          </table:table-cell>
          <table:table-cell office:value-type="float" office:value="0.479559131489595" calcext:value-type="float">
            <text:p>0.479559131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64979064563827" calcext:value-type="float">
            <text:p>0.1649790646</text:p>
          </table:table-cell>
          <table:table-cell office:value-type="float" office:value="0.478531252589793" calcext:value-type="float">
            <text:p>0.478531252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59998156871712" calcext:value-type="float">
            <text:p>0.1599981569</text:p>
          </table:table-cell>
          <table:table-cell office:value-type="float" office:value="0.48143321554986" calcext:value-type="float">
            <text:p>0.481433215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155000029575534" calcext:value-type="float">
            <text:p>0.1550000296</text:p>
          </table:table-cell>
          <table:table-cell office:value-type="float" office:value="0.481439435810081" calcext:value-type="float">
            <text:p>0.481439435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85358051377" calcext:value-type="float">
            <text:p>0.1499853581</text:p>
          </table:table-cell>
          <table:table-cell office:value-type="float" office:value="0.478896251974639" calcext:value-type="float">
            <text:p>0.47889625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144997601316804" calcext:value-type="float">
            <text:p>0.1449976013</text:p>
          </table:table-cell>
          <table:table-cell office:value-type="float" office:value="0.482689346388759" calcext:value-type="float">
            <text:p>0.482689346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40001769568681" calcext:value-type="float">
            <text:p>0.1400017696</text:p>
          </table:table-cell>
          <table:table-cell office:value-type="float" office:value="0.479479150212393" calcext:value-type="float">
            <text:p>0.479479150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35000893764319" calcext:value-type="float">
            <text:p>0.1350008938</text:p>
          </table:table-cell>
          <table:table-cell office:value-type="float" office:value="0.483578046775361" calcext:value-type="float">
            <text:p>0.483578046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30000092671808" calcext:value-type="float">
            <text:p>0.1300000927</text:p>
          </table:table-cell>
          <table:table-cell office:value-type="float" office:value="0.479290696038712" calcext:value-type="float">
            <text:p>0.47929069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4999698631151" calcext:value-type="float">
            <text:p>0.1249996986</text:p>
          </table:table-cell>
          <table:table-cell office:value-type="float" office:value="0.479492827953774" calcext:value-type="float">
            <text:p>0.47949282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20000448896509" calcext:value-type="float">
            <text:p>0.1200004489</text:p>
          </table:table-cell>
          <table:table-cell office:value-type="float" office:value="0.478603759795851" calcext:value-type="float">
            <text:p>0.4786037598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15000742274339" calcext:value-type="float">
            <text:p>0.1150007423</text:p>
          </table:table-cell>
          <table:table-cell office:value-type="float" office:value="0.48005048343569" calcext:value-type="float">
            <text:p>0.480050483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10000282570882" calcext:value-type="float">
            <text:p>0.1100002826</text:p>
          </table:table-cell>
          <table:table-cell office:value-type="float" office:value="0.483348587933988" calcext:value-type="float">
            <text:p>0.483348587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05000144687499" calcext:value-type="float">
            <text:p>0.1050001447</text:p>
          </table:table-cell>
          <table:table-cell office:value-type="float" office:value="0.47907950277792" calcext:value-type="float">
            <text:p>0.479079502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0020574071661" calcext:value-type="float">
            <text:p>0.1000205741</text:p>
          </table:table-cell>
          <table:table-cell office:value-type="float" office:value="0.475274085640189" calcext:value-type="float">
            <text:p>0.4752740856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950180713506936" calcext:value-type="float">
            <text:p>0.0950180714</text:p>
          </table:table-cell>
          <table:table-cell office:value-type="float" office:value="0.475551774043015" calcext:value-type="float">
            <text:p>0.47555177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02414586365486" calcext:value-type="float">
            <text:p>0.0902414586</text:p>
          </table:table-cell>
          <table:table-cell office:value-type="float" office:value="0.484680459679032" calcext:value-type="float">
            <text:p>0.4846804597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854300015197855" calcext:value-type="float">
            <text:p>0.0854300015</text:p>
          </table:table-cell>
          <table:table-cell office:value-type="float" office:value="0.48314660250974" calcext:value-type="float">
            <text:p>0.48314660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803642203925791" calcext:value-type="float">
            <text:p>0.0803642204</text:p>
          </table:table-cell>
          <table:table-cell office:value-type="float" office:value="0.479377185212377" calcext:value-type="float">
            <text:p>0.479377185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56836113523575" calcext:value-type="float">
            <text:p>0.0756836114</text:p>
          </table:table-cell>
          <table:table-cell office:value-type="float" office:value="0.480127472343651" calcext:value-type="float">
            <text:p>0.480127472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710632820196124" calcext:value-type="float">
            <text:p>0.071063282</text:p>
          </table:table-cell>
          <table:table-cell office:value-type="float" office:value="0.482487955410169" calcext:value-type="float">
            <text:p>0.482487955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667101903081988" calcext:value-type="float">
            <text:p>0.0667101903</text:p>
          </table:table-cell>
          <table:table-cell office:value-type="float" office:value="0.488529388285436" calcext:value-type="float">
            <text:p>0.488529388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627795024859651" calcext:value-type="float">
            <text:p>0.0627795025</text:p>
          </table:table-cell>
          <table:table-cell office:value-type="float" office:value="0.478567780394253" calcext:value-type="float">
            <text:p>0.478567780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586645137994358" calcext:value-type="float">
            <text:p>0.0586645138</text:p>
          </table:table-cell>
          <table:table-cell office:value-type="float" office:value="0.481022997016814" calcext:value-type="float">
            <text:p>0.48102299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63647700382575" calcext:value-type="float">
            <text:p>0.05636477</text:p>
          </table:table-cell>
          <table:table-cell office:value-type="float" office:value="0.477146838454615" calcext:value-type="float">
            <text:p>0.477146838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535234773650657" calcext:value-type="float">
            <text:p>0.0535234774</text:p>
          </table:table-cell>
          <table:table-cell office:value-type="float" office:value="0.476826655209046" calcext:value-type="float">
            <text:p>0.476826655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32645616740078" calcext:value-type="float">
            <text:p>0.0532645617</text:p>
          </table:table-cell>
          <table:table-cell office:value-type="float" office:value="0.484437116136416" calcext:value-type="float">
            <text:p>0.484437116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523279656296619" calcext:value-type="float">
            <text:p>0.0523279656</text:p>
          </table:table-cell>
          <table:table-cell office:value-type="float" office:value="0.480534839895522" calcext:value-type="float">
            <text:p>0.480534839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532726012975029" calcext:value-type="float">
            <text:p>0.0532726013</text:p>
          </table:table-cell>
          <table:table-cell office:value-type="float" office:value="0.477303274204556" calcext:value-type="float">
            <text:p>0.477303274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30992835018778" calcext:value-type="float">
            <text:p>0.0530992835</text:p>
          </table:table-cell>
          <table:table-cell office:value-type="float" office:value="0.480723824884329" calcext:value-type="float">
            <text:p>0.480723824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526494178197332" calcext:value-type="float">
            <text:p>0.0526494178</text:p>
          </table:table-cell>
          <table:table-cell office:value-type="float" office:value="0.475913704500414" calcext:value-type="float">
            <text:p>0.47591370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34446436930053" calcext:value-type="float">
            <text:p>0.0534446437</text:p>
          </table:table-cell>
          <table:table-cell office:value-type="float" office:value="0.483034648246385" calcext:value-type="float">
            <text:p>0.483034648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530656024676477" calcext:value-type="float">
            <text:p>0.0530656025</text:p>
          </table:table-cell>
          <table:table-cell office:value-type="float" office:value="0.477187646136614" calcext:value-type="float">
            <text:p>0.477187646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533416089930445" calcext:value-type="float">
            <text:p>0.053341609</text:p>
          </table:table-cell>
          <table:table-cell office:value-type="float" office:value="0.473819442214538" calcext:value-type="float">
            <text:p>0.4738194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35:52.009279000</meta:creation-date>
    <dc:date>2016-09-29T19:13:23.869233000</dc:date>
    <meta:editing-duration>PT5M40S</meta:editing-duration>
    <meta:editing-cycles>1</meta:editing-cycles>
    <meta:document-statistic meta:table-count="1" meta:cell-count="303" meta:object-count="1"/>
    <meta:generator>LibreOffice/5.1.2.2$MacOSX_X86_64 LibreOffice_project/d3bf12ecb743fc0d20e0be0c58ca359301eb705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56cm" svg:y="3.698cm" style:legend-expansion="high" chart:style-name="ch2"/>
        <chart:plot-area chart:style-name="ch3" table:cell-range-address="Sheet1.A1:Sheet1.C101" chart:data-source-has-labels="row" svg:x="0.32cm" svg:y="0.18cm" svg:width="12.316cm" svg:height="8.64cm">
          <chartooo:coordinate-region svg:x="1.051cm" svg:y="0.382cm" svg:width="11.585cm" svg:height="7.6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line">
            <chart:data-point chart:repeated="100"/>
          </chart:serie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C2:Sheet1.C101" chart:label-cell-address="Sheet1.C1:Sheet1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Gini</text:p>
                <draw:g>
                  <svg:desc>Sheet1.A1:Sheet1.A1</svg:desc>
                </draw:g>
              </table:table-cell>
              <table:table-cell office:value-type="string">
                <text:p>Mix Gini</text:p>
                <draw:g>
                  <svg:desc>Sheet1.B1:Sheet1.B1</svg:desc>
                </draw:g>
              </table:table-cell>
              <table:table-cell office:value-type="string">
                <text:p>0% Ta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101</svg:desc>
                </draw:g>
              </table:table-cell>
              <table:table-cell office:value-type="float" office:value="0.475803534048743">
                <text:p>0.475803534048743</text:p>
                <draw:g>
                  <svg:desc>Sheet1.B2:Sheet1.B101</svg:desc>
                </draw:g>
              </table:table-cell>
              <table:table-cell office:value-type="float" office:value="0.475803534048743">
                <text:p>0.475803534048743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">
                <text:p>0.495</text:p>
              </table:table-cell>
              <table:table-cell office:value-type="float" office:value="0.467923499930568">
                <text:p>0.467923499930568</text:p>
              </table:table-cell>
              <table:table-cell office:value-type="float" office:value="0.480748121485627">
                <text:p>0.480748121485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">
                <text:p>0.49</text:p>
              </table:table-cell>
              <table:table-cell office:value-type="float" office:value="0.482300904381706">
                <text:p>0.482300904381706</text:p>
              </table:table-cell>
              <table:table-cell office:value-type="float" office:value="0.482300904381706">
                <text:p>0.482300904381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5">
                <text:p>0.485</text:p>
              </table:table-cell>
              <table:table-cell office:value-type="float" office:value="0.467397136787373">
                <text:p>0.467397136787373</text:p>
              </table:table-cell>
              <table:table-cell office:value-type="float" office:value="0.480283007389328">
                <text:p>0.480283007389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0.458664843727983">
                <text:p>0.458664843727983</text:p>
              </table:table-cell>
              <table:table-cell office:value-type="float" office:value="0.477119997227432">
                <text:p>0.477119997227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5">
                <text:p>0.475</text:p>
              </table:table-cell>
              <table:table-cell office:value-type="float" office:value="0.460715839233668">
                <text:p>0.460715839233668</text:p>
              </table:table-cell>
              <table:table-cell office:value-type="float" office:value="0.478509336026579">
                <text:p>0.478509336026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458640299158872">
                <text:p>0.458640299158872</text:p>
              </table:table-cell>
              <table:table-cell office:value-type="float" office:value="0.481709598719485">
                <text:p>0.481709598719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">
                <text:p>0.465</text:p>
              </table:table-cell>
              <table:table-cell office:value-type="float" office:value="0.450762926570208">
                <text:p>0.450762926570208</text:p>
              </table:table-cell>
              <table:table-cell office:value-type="float" office:value="0.481709777830647">
                <text:p>0.4817097778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">
                <text:p>0.46</text:p>
              </table:table-cell>
              <table:table-cell office:value-type="float" office:value="0.447873246649113">
                <text:p>0.447873246649113</text:p>
              </table:table-cell>
              <table:table-cell office:value-type="float" office:value="0.47583557749436">
                <text:p>0.47583557749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5">
                <text:p>0.455</text:p>
              </table:table-cell>
              <table:table-cell office:value-type="float" office:value="0.442240954996592">
                <text:p>0.442240954996592</text:p>
              </table:table-cell>
              <table:table-cell office:value-type="float" office:value="0.483932715216923">
                <text:p>0.483932715216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0.438586757455552">
                <text:p>0.438586757455552</text:p>
              </table:table-cell>
              <table:table-cell office:value-type="float" office:value="0.479968672866659">
                <text:p>0.479968672866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5">
                <text:p>0.445</text:p>
              </table:table-cell>
              <table:table-cell office:value-type="float" office:value="0.435018079140125">
                <text:p>0.435018079140125</text:p>
              </table:table-cell>
              <table:table-cell office:value-type="float" office:value="0.484523955753444">
                <text:p>0.484523955753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">
                <text:p>0.44</text:p>
              </table:table-cell>
              <table:table-cell office:value-type="float" office:value="0.430161275425655">
                <text:p>0.430161275425655</text:p>
              </table:table-cell>
              <table:table-cell office:value-type="float" office:value="0.482331752001406">
                <text:p>0.48233175200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5">
                <text:p>0.435</text:p>
              </table:table-cell>
              <table:table-cell office:value-type="float" office:value="0.424456927416988">
                <text:p>0.424456927416988</text:p>
              </table:table-cell>
              <table:table-cell office:value-type="float" office:value="0.473554303657707">
                <text:p>0.473554303657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">
                <text:p>0.43</text:p>
              </table:table-cell>
              <table:table-cell office:value-type="float" office:value="0.420522211239679">
                <text:p>0.420522211239679</text:p>
              </table:table-cell>
              <table:table-cell office:value-type="float" office:value="0.482659041694457">
                <text:p>0.482659041694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5">
                <text:p>0.425</text:p>
              </table:table-cell>
              <table:table-cell office:value-type="float" office:value="0.417043736221548">
                <text:p>0.417043736221548</text:p>
              </table:table-cell>
              <table:table-cell office:value-type="float" office:value="0.478135164034035">
                <text:p>0.478135164034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">
                <text:p>0.42</text:p>
              </table:table-cell>
              <table:table-cell office:value-type="float" office:value="0.413062793240142">
                <text:p>0.413062793240142</text:p>
              </table:table-cell>
              <table:table-cell office:value-type="float" office:value="0.478473723015802">
                <text:p>0.478473723015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">
                <text:p>0.415</text:p>
              </table:table-cell>
              <table:table-cell office:value-type="float" office:value="0.40974485190187">
                <text:p>0.40974485190187</text:p>
              </table:table-cell>
              <table:table-cell office:value-type="float" office:value="0.482853681546925">
                <text:p>0.482853681546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">
                <text:p>0.41</text:p>
              </table:table-cell>
              <table:table-cell office:value-type="float" office:value="0.403003602079224">
                <text:p>0.403003602079224</text:p>
              </table:table-cell>
              <table:table-cell office:value-type="float" office:value="0.475876105385866">
                <text:p>0.475876105385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0.399543177688901">
                <text:p>0.399543177688901</text:p>
              </table:table-cell>
              <table:table-cell office:value-type="float" office:value="0.484759543727978">
                <text:p>0.484759543727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94390566792081">
                <text:p>0.394390566792081</text:p>
              </table:table-cell>
              <table:table-cell office:value-type="float" office:value="0.48195563961636">
                <text:p>0.48195563961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5">
                <text:p>0.395</text:p>
              </table:table-cell>
              <table:table-cell office:value-type="float" office:value="0.388983110645894">
                <text:p>0.388983110645894</text:p>
              </table:table-cell>
              <table:table-cell office:value-type="float" office:value="0.476999723979435">
                <text:p>0.476999723979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">
                <text:p>0.39</text:p>
              </table:table-cell>
              <table:table-cell office:value-type="float" office:value="0.384837948240573">
                <text:p>0.384837948240573</text:p>
              </table:table-cell>
              <table:table-cell office:value-type="float" office:value="0.477730730874888">
                <text:p>0.477730730874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5">
                <text:p>0.385</text:p>
              </table:table-cell>
              <table:table-cell office:value-type="float" office:value="0.380998895964343">
                <text:p>0.380998895964343</text:p>
              </table:table-cell>
              <table:table-cell office:value-type="float" office:value="0.481853499008082">
                <text:p>0.481853499008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">
                <text:p>0.38</text:p>
              </table:table-cell>
              <table:table-cell office:value-type="float" office:value="0.375456708919502">
                <text:p>0.375456708919502</text:p>
              </table:table-cell>
              <table:table-cell office:value-type="float" office:value="0.476365972620753">
                <text:p>0.476365972620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">
                <text:p>0.375</text:p>
              </table:table-cell>
              <table:table-cell office:value-type="float" office:value="0.370743297544197">
                <text:p>0.370743297544197</text:p>
              </table:table-cell>
              <table:table-cell office:value-type="float" office:value="0.479422070496431">
                <text:p>0.479422070496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">
                <text:p>0.37</text:p>
              </table:table-cell>
              <table:table-cell office:value-type="float" office:value="0.366328845412067">
                <text:p>0.366328845412067</text:p>
              </table:table-cell>
              <table:table-cell office:value-type="float" office:value="0.480491913493884">
                <text:p>0.480491913493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">
                <text:p>0.365</text:p>
              </table:table-cell>
              <table:table-cell office:value-type="float" office:value="0.361421241189962">
                <text:p>0.361421241189962</text:p>
              </table:table-cell>
              <table:table-cell office:value-type="float" office:value="0.472764864054848">
                <text:p>0.472764864054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">
                <text:p>0.36</text:p>
              </table:table-cell>
              <table:table-cell office:value-type="float" office:value="0.357040559447753">
                <text:p>0.357040559447753</text:p>
              </table:table-cell>
              <table:table-cell office:value-type="float" office:value="0.480227132233486">
                <text:p>0.480227132233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">
                <text:p>0.355</text:p>
              </table:table-cell>
              <table:table-cell office:value-type="float" office:value="0.353127504440633">
                <text:p>0.353127504440633</text:p>
              </table:table-cell>
              <table:table-cell office:value-type="float" office:value="0.483944168096692">
                <text:p>0.483944168096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">
                <text:p>0.35</text:p>
              </table:table-cell>
              <table:table-cell office:value-type="float" office:value="0.347444486006686">
                <text:p>0.347444486006686</text:p>
              </table:table-cell>
              <table:table-cell office:value-type="float" office:value="0.479384434626092">
                <text:p>0.479384434626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5">
                <text:p>0.345</text:p>
              </table:table-cell>
              <table:table-cell office:value-type="float" office:value="0.342161214250193">
                <text:p>0.342161214250193</text:p>
              </table:table-cell>
              <table:table-cell office:value-type="float" office:value="0.472991869358975">
                <text:p>0.472991869358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">
                <text:p>0.34</text:p>
              </table:table-cell>
              <table:table-cell office:value-type="float" office:value="0.338380367281569">
                <text:p>0.338380367281569</text:p>
              </table:table-cell>
              <table:table-cell office:value-type="float" office:value="0.473916147698826">
                <text:p>0.473916147698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5">
                <text:p>0.335</text:p>
              </table:table-cell>
              <table:table-cell office:value-type="float" office:value="0.333423216091467">
                <text:p>0.333423216091467</text:p>
              </table:table-cell>
              <table:table-cell office:value-type="float" office:value="0.482082556661865">
                <text:p>0.482082556661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">
                <text:p>0.33</text:p>
              </table:table-cell>
              <table:table-cell office:value-type="float" office:value="0.328346245105372">
                <text:p>0.328346245105372</text:p>
              </table:table-cell>
              <table:table-cell office:value-type="float" office:value="0.479204251315451">
                <text:p>0.479204251315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5">
                <text:p>0.325</text:p>
              </table:table-cell>
              <table:table-cell office:value-type="float" office:value="0.323367414504743">
                <text:p>0.323367414504743</text:p>
              </table:table-cell>
              <table:table-cell office:value-type="float" office:value="0.480913153326232">
                <text:p>0.480913153326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.318625283517991">
                <text:p>0.318625283517991</text:p>
              </table:table-cell>
              <table:table-cell office:value-type="float" office:value="0.482078940636018">
                <text:p>0.482078940636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5">
                <text:p>0.315</text:p>
              </table:table-cell>
              <table:table-cell office:value-type="float" office:value="0.313859772263642">
                <text:p>0.313859772263642</text:p>
              </table:table-cell>
              <table:table-cell office:value-type="float" office:value="0.479645613041215">
                <text:p>0.4796456130412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">
                <text:p>0.31</text:p>
              </table:table-cell>
              <table:table-cell office:value-type="float" office:value="0.30818440113453">
                <text:p>0.30818440113453</text:p>
              </table:table-cell>
              <table:table-cell office:value-type="float" office:value="0.476624935304405">
                <text:p>0.476624935304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5">
                <text:p>0.305</text:p>
              </table:table-cell>
              <table:table-cell office:value-type="float" office:value="0.30340159762731">
                <text:p>0.30340159762731</text:p>
              </table:table-cell>
              <table:table-cell office:value-type="float" office:value="0.48294565037313">
                <text:p>0.48294565037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0.299148097039303">
                <text:p>0.299148097039303</text:p>
              </table:table-cell>
              <table:table-cell office:value-type="float" office:value="0.479583650804861">
                <text:p>0.479583650804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5">
                <text:p>0.295</text:p>
              </table:table-cell>
              <table:table-cell office:value-type="float" office:value="0.294069759133365">
                <text:p>0.294069759133365</text:p>
              </table:table-cell>
              <table:table-cell office:value-type="float" office:value="0.479364158694122">
                <text:p>0.479364158694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">
                <text:p>0.29</text:p>
              </table:table-cell>
              <table:table-cell office:value-type="float" office:value="0.289155508983782">
                <text:p>0.289155508983782</text:p>
              </table:table-cell>
              <table:table-cell office:value-type="float" office:value="0.478732858608962">
                <text:p>0.478732858608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5">
                <text:p>0.285</text:p>
              </table:table-cell>
              <table:table-cell office:value-type="float" office:value="0.284125334730143">
                <text:p>0.284125334730143</text:p>
              </table:table-cell>
              <table:table-cell office:value-type="float" office:value="0.47718951306518">
                <text:p>0.47718951306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0.279373140560875">
                <text:p>0.279373140560875</text:p>
              </table:table-cell>
              <table:table-cell office:value-type="float" office:value="0.481460918191661">
                <text:p>0.48146091819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5">
                <text:p>0.275</text:p>
              </table:table-cell>
              <table:table-cell office:value-type="float" office:value="0.274353412494381">
                <text:p>0.274353412494381</text:p>
              </table:table-cell>
              <table:table-cell office:value-type="float" office:value="0.477502464833226">
                <text:p>0.477502464833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0.269128548103048">
                <text:p>0.269128548103048</text:p>
              </table:table-cell>
              <table:table-cell office:value-type="float" office:value="0.478182230887733">
                <text:p>0.478182230887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">
                <text:p>0.265</text:p>
              </table:table-cell>
              <table:table-cell office:value-type="float" office:value="0.264598873296368">
                <text:p>0.264598873296368</text:p>
              </table:table-cell>
              <table:table-cell office:value-type="float" office:value="0.482042368863175">
                <text:p>0.482042368863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">
                <text:p>0.26</text:p>
              </table:table-cell>
              <table:table-cell office:value-type="float" office:value="0.259403216049083">
                <text:p>0.259403216049083</text:p>
              </table:table-cell>
              <table:table-cell office:value-type="float" office:value="0.484345456204618">
                <text:p>0.484345456204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5">
                <text:p>0.255</text:p>
              </table:table-cell>
              <table:table-cell office:value-type="float" office:value="0.254595385172625">
                <text:p>0.254595385172625</text:p>
              </table:table-cell>
              <table:table-cell office:value-type="float" office:value="0.475000451974453">
                <text:p>0.475000451974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249657563946762">
                <text:p>0.249657563946762</text:p>
              </table:table-cell>
              <table:table-cell office:value-type="float" office:value="0.479637488219241">
                <text:p>0.479637488219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5">
                <text:p>0.245</text:p>
              </table:table-cell>
              <table:table-cell office:value-type="float" office:value="0.244814233536555">
                <text:p>0.244814233536555</text:p>
              </table:table-cell>
              <table:table-cell office:value-type="float" office:value="0.480648974248263">
                <text:p>0.480648974248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">
                <text:p>0.24</text:p>
              </table:table-cell>
              <table:table-cell office:value-type="float" office:value="0.239648792477585">
                <text:p>0.239648792477585</text:p>
              </table:table-cell>
              <table:table-cell office:value-type="float" office:value="0.48248735929029">
                <text:p>0.48248735929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5">
                <text:p>0.235</text:p>
              </table:table-cell>
              <table:table-cell office:value-type="float" office:value="0.234645052935994">
                <text:p>0.234645052935994</text:p>
              </table:table-cell>
              <table:table-cell office:value-type="float" office:value="0.47872112570585">
                <text:p>0.47872112570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">
                <text:p>0.23</text:p>
              </table:table-cell>
              <table:table-cell office:value-type="float" office:value="0.229633788068372">
                <text:p>0.229633788068372</text:p>
              </table:table-cell>
              <table:table-cell office:value-type="float" office:value="0.481952557303754">
                <text:p>0.481952557303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">
                <text:p>0.225</text:p>
              </table:table-cell>
              <table:table-cell office:value-type="float" office:value="0.224860082593411">
                <text:p>0.224860082593411</text:p>
              </table:table-cell>
              <table:table-cell office:value-type="float" office:value="0.478441155641648">
                <text:p>0.478441155641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">
                <text:p>0.22</text:p>
              </table:table-cell>
              <table:table-cell office:value-type="float" office:value="0.219886054355976">
                <text:p>0.219886054355976</text:p>
              </table:table-cell>
              <table:table-cell office:value-type="float" office:value="0.482902724733227">
                <text:p>0.482902724733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5">
                <text:p>0.215</text:p>
              </table:table-cell>
              <table:table-cell office:value-type="float" office:value="0.214935040125811">
                <text:p>0.214935040125811</text:p>
              </table:table-cell>
              <table:table-cell office:value-type="float" office:value="0.479813919370022">
                <text:p>0.479813919370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">
                <text:p>0.21</text:p>
              </table:table-cell>
              <table:table-cell office:value-type="float" office:value="0.209835424458271">
                <text:p>0.209835424458271</text:p>
              </table:table-cell>
              <table:table-cell office:value-type="float" office:value="0.479533998635904">
                <text:p>0.479533998635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5">
                <text:p>0.205</text:p>
              </table:table-cell>
              <table:table-cell office:value-type="float" office:value="0.20495227169591">
                <text:p>0.20495227169591</text:p>
              </table:table-cell>
              <table:table-cell office:value-type="float" office:value="0.484088229240551">
                <text:p>0.4840882292405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">
                <text:p>0.2</text:p>
              </table:table-cell>
              <table:table-cell office:value-type="float" office:value="0.199984994395894">
                <text:p>0.199984994395894</text:p>
              </table:table-cell>
              <table:table-cell office:value-type="float" office:value="0.48057810762388">
                <text:p>0.48057810762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5">
                <text:p>0.195</text:p>
              </table:table-cell>
              <table:table-cell office:value-type="float" office:value="0.194938932626199">
                <text:p>0.194938932626199</text:p>
              </table:table-cell>
              <table:table-cell office:value-type="float" office:value="0.483786561442679">
                <text:p>0.483786561442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">
                <text:p>0.19</text:p>
              </table:table-cell>
              <table:table-cell office:value-type="float" office:value="0.189992796461756">
                <text:p>0.189992796461756</text:p>
              </table:table-cell>
              <table:table-cell office:value-type="float" office:value="0.480368821154175">
                <text:p>0.480368821154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5">
                <text:p>0.185</text:p>
              </table:table-cell>
              <table:table-cell office:value-type="float" office:value="0.185002211051523">
                <text:p>0.185002211051523</text:p>
              </table:table-cell>
              <table:table-cell office:value-type="float" office:value="0.479653327197667">
                <text:p>0.479653327197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">
                <text:p>0.18</text:p>
              </table:table-cell>
              <table:table-cell office:value-type="float" office:value="0.179987656697006">
                <text:p>0.179987656697006</text:p>
              </table:table-cell>
              <table:table-cell office:value-type="float" office:value="0.477081876320469">
                <text:p>0.477081876320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5">
                <text:p>0.175</text:p>
              </table:table-cell>
              <table:table-cell office:value-type="float" office:value="0.174985038875677">
                <text:p>0.174985038875677</text:p>
              </table:table-cell>
              <table:table-cell office:value-type="float" office:value="0.479447879970549">
                <text:p>0.4794478799705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">
                <text:p>0.17</text:p>
              </table:table-cell>
              <table:table-cell office:value-type="float" office:value="0.169993092817517">
                <text:p>0.169993092817517</text:p>
              </table:table-cell>
              <table:table-cell office:value-type="float" office:value="0.479559131489595">
                <text:p>0.479559131489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">
                <text:p>0.165</text:p>
              </table:table-cell>
              <table:table-cell office:value-type="float" office:value="0.164979064563827">
                <text:p>0.164979064563827</text:p>
              </table:table-cell>
              <table:table-cell office:value-type="float" office:value="0.478531252589793">
                <text:p>0.478531252589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">
                <text:p>0.16</text:p>
              </table:table-cell>
              <table:table-cell office:value-type="float" office:value="0.159998156871712">
                <text:p>0.159998156871712</text:p>
              </table:table-cell>
              <table:table-cell office:value-type="float" office:value="0.48143321554986">
                <text:p>0.48143321554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5">
                <text:p>0.155</text:p>
              </table:table-cell>
              <table:table-cell office:value-type="float" office:value="0.155000029575534">
                <text:p>0.155000029575534</text:p>
              </table:table-cell>
              <table:table-cell office:value-type="float" office:value="0.481439435810081">
                <text:p>0.4814394358100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">
                <text:p>0.15</text:p>
              </table:table-cell>
              <table:table-cell office:value-type="float" office:value="0.149985358051377">
                <text:p>0.149985358051377</text:p>
              </table:table-cell>
              <table:table-cell office:value-type="float" office:value="0.478896251974639">
                <text:p>0.4788962519746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5">
                <text:p>0.145</text:p>
              </table:table-cell>
              <table:table-cell office:value-type="float" office:value="0.144997601316804">
                <text:p>0.144997601316804</text:p>
              </table:table-cell>
              <table:table-cell office:value-type="float" office:value="0.482689346388759">
                <text:p>0.482689346388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">
                <text:p>0.14</text:p>
              </table:table-cell>
              <table:table-cell office:value-type="float" office:value="0.140001769568681">
                <text:p>0.140001769568681</text:p>
              </table:table-cell>
              <table:table-cell office:value-type="float" office:value="0.479479150212393">
                <text:p>0.479479150212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0.135000893764319">
                <text:p>0.135000893764319</text:p>
              </table:table-cell>
              <table:table-cell office:value-type="float" office:value="0.483578046775361">
                <text:p>0.483578046775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">
                <text:p>0.13</text:p>
              </table:table-cell>
              <table:table-cell office:value-type="float" office:value="0.130000092671808">
                <text:p>0.130000092671808</text:p>
              </table:table-cell>
              <table:table-cell office:value-type="float" office:value="0.479290696038712">
                <text:p>0.479290696038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5">
                <text:p>0.125</text:p>
              </table:table-cell>
              <table:table-cell office:value-type="float" office:value="0.124999698631151">
                <text:p>0.124999698631151</text:p>
              </table:table-cell>
              <table:table-cell office:value-type="float" office:value="0.479492827953774">
                <text:p>0.479492827953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">
                <text:p>0.12</text:p>
              </table:table-cell>
              <table:table-cell office:value-type="float" office:value="0.120000448896509">
                <text:p>0.120000448896509</text:p>
              </table:table-cell>
              <table:table-cell office:value-type="float" office:value="0.478603759795851">
                <text:p>0.478603759795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5">
                <text:p>0.115</text:p>
              </table:table-cell>
              <table:table-cell office:value-type="float" office:value="0.115000742274339">
                <text:p>0.115000742274339</text:p>
              </table:table-cell>
              <table:table-cell office:value-type="float" office:value="0.48005048343569">
                <text:p>0.48005048343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">
                <text:p>0.11</text:p>
              </table:table-cell>
              <table:table-cell office:value-type="float" office:value="0.110000282570882">
                <text:p>0.110000282570882</text:p>
              </table:table-cell>
              <table:table-cell office:value-type="float" office:value="0.483348587933988">
                <text:p>0.483348587933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5">
                <text:p>0.105</text:p>
              </table:table-cell>
              <table:table-cell office:value-type="float" office:value="0.105000144687499">
                <text:p>0.105000144687499</text:p>
              </table:table-cell>
              <table:table-cell office:value-type="float" office:value="0.47907950277792">
                <text:p>0.479079502777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  <table:table-cell office:value-type="float" office:value="0.100020574071661">
                <text:p>0.100020574071661</text:p>
              </table:table-cell>
              <table:table-cell office:value-type="float" office:value="0.475274085640189">
                <text:p>0.475274085640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5">
                <text:p>0.095</text:p>
              </table:table-cell>
              <table:table-cell office:value-type="float" office:value="0.0950180713506936">
                <text:p>0.0950180713506936</text:p>
              </table:table-cell>
              <table:table-cell office:value-type="float" office:value="0.475551774043015">
                <text:p>0.475551774043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">
                <text:p>0.09</text:p>
              </table:table-cell>
              <table:table-cell office:value-type="float" office:value="0.0902414586365486">
                <text:p>0.0902414586365486</text:p>
              </table:table-cell>
              <table:table-cell office:value-type="float" office:value="0.484680459679032">
                <text:p>0.484680459679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5">
                <text:p>0.085</text:p>
              </table:table-cell>
              <table:table-cell office:value-type="float" office:value="0.0854300015197855">
                <text:p>0.0854300015197855</text:p>
              </table:table-cell>
              <table:table-cell office:value-type="float" office:value="0.48314660250974">
                <text:p>0.48314660250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">
                <text:p>0.08</text:p>
              </table:table-cell>
              <table:table-cell office:value-type="float" office:value="0.0803642203925791">
                <text:p>0.0803642203925791</text:p>
              </table:table-cell>
              <table:table-cell office:value-type="float" office:value="0.479377185212377">
                <text:p>0.479377185212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5">
                <text:p>0.075</text:p>
              </table:table-cell>
              <table:table-cell office:value-type="float" office:value="0.0756836113523575">
                <text:p>0.0756836113523575</text:p>
              </table:table-cell>
              <table:table-cell office:value-type="float" office:value="0.480127472343651">
                <text:p>0.480127472343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">
                <text:p>0.07</text:p>
              </table:table-cell>
              <table:table-cell office:value-type="float" office:value="0.0710632820196124">
                <text:p>0.0710632820196124</text:p>
              </table:table-cell>
              <table:table-cell office:value-type="float" office:value="0.482487955410169">
                <text:p>0.482487955410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5">
                <text:p>0.065</text:p>
              </table:table-cell>
              <table:table-cell office:value-type="float" office:value="0.0667101903081988">
                <text:p>0.0667101903081988</text:p>
              </table:table-cell>
              <table:table-cell office:value-type="float" office:value="0.488529388285436">
                <text:p>0.488529388285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">
                <text:p>0.06</text:p>
              </table:table-cell>
              <table:table-cell office:value-type="float" office:value="0.0627795024859651">
                <text:p>0.0627795024859651</text:p>
              </table:table-cell>
              <table:table-cell office:value-type="float" office:value="0.478567780394253">
                <text:p>0.478567780394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5">
                <text:p>0.055</text:p>
              </table:table-cell>
              <table:table-cell office:value-type="float" office:value="0.0586645137994358">
                <text:p>0.0586645137994358</text:p>
              </table:table-cell>
              <table:table-cell office:value-type="float" office:value="0.481022997016814">
                <text:p>0.481022997016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">
                <text:p>0.05</text:p>
              </table:table-cell>
              <table:table-cell office:value-type="float" office:value="0.0563647700382575">
                <text:p>0.0563647700382575</text:p>
              </table:table-cell>
              <table:table-cell office:value-type="float" office:value="0.477146838454615">
                <text:p>0.4771468384546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5">
                <text:p>0.045</text:p>
              </table:table-cell>
              <table:table-cell office:value-type="float" office:value="0.0535234773650657">
                <text:p>0.0535234773650657</text:p>
              </table:table-cell>
              <table:table-cell office:value-type="float" office:value="0.476826655209046">
                <text:p>0.476826655209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">
                <text:p>0.04</text:p>
              </table:table-cell>
              <table:table-cell office:value-type="float" office:value="0.0532645616740078">
                <text:p>0.0532645616740078</text:p>
              </table:table-cell>
              <table:table-cell office:value-type="float" office:value="0.484437116136416">
                <text:p>0.484437116136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">
                <text:p>0.035</text:p>
              </table:table-cell>
              <table:table-cell office:value-type="float" office:value="0.0523279656296619">
                <text:p>0.0523279656296619</text:p>
              </table:table-cell>
              <table:table-cell office:value-type="float" office:value="0.480534839895522">
                <text:p>0.480534839895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">
                <text:p>0.03</text:p>
              </table:table-cell>
              <table:table-cell office:value-type="float" office:value="0.0532726012975029">
                <text:p>0.0532726012975029</text:p>
              </table:table-cell>
              <table:table-cell office:value-type="float" office:value="0.477303274204556">
                <text:p>0.477303274204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">
                <text:p>0.025</text:p>
              </table:table-cell>
              <table:table-cell office:value-type="float" office:value="0.0530992835018778">
                <text:p>0.0530992835018778</text:p>
              </table:table-cell>
              <table:table-cell office:value-type="float" office:value="0.480723824884329">
                <text:p>0.480723824884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0526494178197332">
                <text:p>0.0526494178197332</text:p>
              </table:table-cell>
              <table:table-cell office:value-type="float" office:value="0.475913704500414">
                <text:p>0.475913704500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">
                <text:p>0.015</text:p>
              </table:table-cell>
              <table:table-cell office:value-type="float" office:value="0.0534446436930053">
                <text:p>0.0534446436930053</text:p>
              </table:table-cell>
              <table:table-cell office:value-type="float" office:value="0.483034648246385">
                <text:p>0.483034648246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">
                <text:p>0.01</text:p>
              </table:table-cell>
              <table:table-cell office:value-type="float" office:value="0.0530656024676477">
                <text:p>0.0530656024676477</text:p>
              </table:table-cell>
              <table:table-cell office:value-type="float" office:value="0.477187646136614">
                <text:p>0.4771876461366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533416089930445">
                <text:p>0.0533416089930445</text:p>
              </table:table-cell>
              <table:table-cell office:value-type="float" office:value="0.473819442214538">
                <text:p>0.473819442214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MacOSX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